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fo:text-align="start" style:justify-single-word="false"/>
    </style:style>
    <style:style style:name="P2" style:family="paragraph" style:parent-style-name="Standard">
      <style:paragraph-properties fo:line-height="200%" fo:text-align="start" style:justify-single-word="false"/>
      <style:text-properties officeooo:paragraph-rsid="003738b0"/>
    </style:style>
    <style:style style:name="P3" style:family="paragraph" style:parent-style-name="Standard">
      <style:paragraph-properties fo:line-height="200%" fo:text-align="start" style:justify-single-word="false"/>
      <style:text-properties officeooo:rsid="001ed7d4" officeooo:paragraph-rsid="001ed7d4"/>
    </style:style>
    <style:style style:name="P4" style:family="paragraph" style:parent-style-name="Standard">
      <style:paragraph-properties fo:line-height="200%" fo:text-align="start" style:justify-single-word="false"/>
      <style:text-properties officeooo:rsid="00604879" officeooo:paragraph-rsid="00604879"/>
    </style:style>
    <style:style style:name="P5" style:family="paragraph" style:parent-style-name="Standard">
      <style:paragraph-properties fo:line-height="200%" fo:text-align="start" style:justify-single-word="false"/>
      <style:text-properties officeooo:rsid="00604879" officeooo:paragraph-rsid="00604879"/>
    </style:style>
    <style:style style:name="T1" style:family="text">
      <style:text-properties officeooo:rsid="000e42a3"/>
    </style:style>
    <style:style style:name="T2" style:family="text">
      <style:text-properties officeooo:rsid="001ced01"/>
    </style:style>
    <style:style style:name="T3" style:family="text">
      <style:text-properties officeooo:rsid="001fe857"/>
    </style:style>
    <style:style style:name="T4" style:family="text">
      <style:text-properties officeooo:rsid="00248993"/>
    </style:style>
    <style:style style:name="T5" style:family="text">
      <style:text-properties officeooo:rsid="00259682"/>
    </style:style>
    <style:style style:name="T6" style:family="text">
      <style:text-properties officeooo:rsid="00277027"/>
    </style:style>
    <style:style style:name="T7" style:family="text">
      <style:text-properties officeooo:rsid="0031037d"/>
    </style:style>
    <style:style style:name="T8" style:family="text">
      <style:text-properties fo:font-weight="bold" officeooo:rsid="0031037d" style:font-weight-asian="bold" style:font-weight-complex="bold"/>
    </style:style>
    <style:style style:name="T9" style:family="text">
      <style:text-properties fo:font-weight="bold" officeooo:rsid="003ed239" style:font-weight-asian="bold" style:font-weight-complex="bold"/>
    </style:style>
    <style:style style:name="T10" style:family="text">
      <style:text-properties fo:font-weight="normal" officeooo:rsid="003ed239" style:font-weight-asian="normal" style:font-weight-complex="normal"/>
    </style:style>
    <style:style style:name="T11" style:family="text">
      <style:text-properties fo:font-weight="normal" officeooo:rsid="003faa4f" style:font-weight-asian="normal" style:font-weight-complex="normal"/>
    </style:style>
    <style:style style:name="T12" style:family="text">
      <style:text-properties fo:font-weight="normal" officeooo:rsid="00416a68" style:font-weight-asian="normal" style:font-weight-complex="normal"/>
    </style:style>
    <style:style style:name="T13" style:family="text">
      <style:text-properties fo:font-weight="normal" officeooo:rsid="0042e799" style:font-weight-asian="normal" style:font-weight-complex="normal"/>
    </style:style>
    <style:style style:name="T14" style:family="text">
      <style:text-properties fo:font-weight="normal" officeooo:rsid="00457900" style:font-weight-asian="normal" style:font-weight-complex="normal"/>
    </style:style>
    <style:style style:name="T15" style:family="text">
      <style:text-properties fo:font-weight="normal" officeooo:rsid="0047232c" style:font-weight-asian="normal" style:font-weight-complex="normal"/>
    </style:style>
    <style:style style:name="T16" style:family="text">
      <style:text-properties fo:font-weight="normal" officeooo:rsid="0047ef26" style:font-weight-asian="normal" style:font-weight-complex="normal"/>
    </style:style>
    <style:style style:name="T17" style:family="text">
      <style:text-properties fo:font-weight="normal" officeooo:rsid="0048d4de" style:font-weight-asian="normal" style:font-weight-complex="normal"/>
    </style:style>
    <style:style style:name="T18" style:family="text">
      <style:text-properties fo:font-weight="normal" officeooo:rsid="0049970f" style:font-weight-asian="normal" style:font-weight-complex="normal"/>
    </style:style>
    <style:style style:name="T19" style:family="text">
      <style:text-properties fo:font-weight="normal" officeooo:rsid="004ab9fd" style:font-weight-asian="normal" style:font-weight-complex="normal"/>
    </style:style>
    <style:style style:name="T20" style:family="text">
      <style:text-properties fo:font-weight="normal" officeooo:rsid="004b5251" style:font-weight-asian="normal" style:font-weight-complex="normal"/>
    </style:style>
    <style:style style:name="T21" style:family="text">
      <style:text-properties fo:font-weight="normal" officeooo:rsid="004c48c3" style:font-weight-asian="normal" style:font-weight-complex="normal"/>
    </style:style>
    <style:style style:name="T22" style:family="text">
      <style:text-properties fo:font-weight="normal" officeooo:rsid="004c50b5" style:font-weight-asian="normal" style:font-weight-complex="normal"/>
    </style:style>
    <style:style style:name="T23" style:family="text">
      <style:text-properties fo:font-weight="normal" officeooo:rsid="004d06d7" style:font-weight-asian="normal" style:font-weight-complex="normal"/>
    </style:style>
    <style:style style:name="T24" style:family="text">
      <style:text-properties fo:font-weight="normal" officeooo:rsid="004d1c74" style:font-weight-asian="normal" style:font-weight-complex="normal"/>
    </style:style>
    <style:style style:name="T25" style:family="text">
      <style:text-properties fo:font-weight="normal" officeooo:rsid="0050b4cb" style:font-weight-asian="normal" style:font-weight-complex="normal"/>
    </style:style>
    <style:style style:name="T26" style:family="text">
      <style:text-properties fo:font-weight="normal" officeooo:rsid="00511ed9" style:font-weight-asian="normal" style:font-weight-complex="normal"/>
    </style:style>
    <style:style style:name="T27" style:family="text">
      <style:text-properties fo:font-weight="normal" officeooo:rsid="0051d18b" style:font-weight-asian="normal" style:font-weight-complex="normal"/>
    </style:style>
    <style:style style:name="T28" style:family="text">
      <style:text-properties fo:font-weight="normal" officeooo:rsid="005305bb" style:font-weight-asian="normal" style:font-weight-complex="normal"/>
    </style:style>
    <style:style style:name="T29" style:family="text">
      <style:text-properties fo:font-weight="normal" officeooo:rsid="005476ec" style:font-weight-asian="normal" style:font-weight-complex="normal"/>
    </style:style>
    <style:style style:name="T30" style:family="text">
      <style:text-properties fo:font-weight="normal" officeooo:rsid="00552c44" style:font-weight-asian="normal" style:font-weight-complex="normal"/>
    </style:style>
    <style:style style:name="T31" style:family="text">
      <style:text-properties fo:font-weight="normal" officeooo:rsid="00561273" style:font-weight-asian="normal" style:font-weight-complex="normal"/>
    </style:style>
    <style:style style:name="T32" style:family="text">
      <style:text-properties fo:font-weight="normal" officeooo:rsid="00582a4f" style:font-weight-asian="normal" style:font-weight-complex="normal"/>
    </style:style>
    <style:style style:name="T33" style:family="text">
      <style:text-properties fo:font-style="italic" fo:font-weight="normal" officeooo:rsid="00582a4f" style:font-style-asian="italic" style:font-weight-asian="normal" style:font-style-complex="italic" style:font-weight-complex="normal"/>
    </style:style>
    <style:style style:name="T34" style:family="text">
      <style:text-properties fo:font-style="italic" fo:font-weight="normal" officeooo:rsid="00692e9f" style:font-style-asian="italic" style:font-weight-asian="normal" style:font-style-complex="italic" style:font-weight-complex="normal"/>
    </style:style>
    <style:style style:name="T35" style:family="text">
      <style:text-properties fo:font-style="italic" fo:font-weight="normal" officeooo:rsid="0069828a" style:font-style-asian="italic" style:font-weight-asian="normal" style:font-style-complex="italic" style:font-weight-complex="normal"/>
    </style:style>
    <style:style style:name="T36" style:family="text">
      <style:text-properties fo:font-style="italic" fo:font-weight="normal" officeooo:rsid="006e6de2" style:font-style-asian="italic" style:font-weight-asian="normal" style:font-style-complex="italic" style:font-weight-complex="normal"/>
    </style:style>
    <style:style style:name="T37" style:family="text">
      <style:text-properties fo:font-style="italic" fo:font-weight="normal" officeooo:rsid="0070ef63" style:font-style-asian="italic" style:font-weight-asian="normal" style:font-style-complex="italic" style:font-weight-complex="normal"/>
    </style:style>
    <style:style style:name="T38" style:family="text">
      <style:text-properties fo:font-style="italic" fo:font-weight="normal" officeooo:rsid="007479c8" style:font-style-asian="italic" style:font-weight-asian="normal" style:font-style-complex="italic" style:font-weight-complex="normal"/>
    </style:style>
    <style:style style:name="T39" style:family="text">
      <style:text-properties fo:font-style="italic" fo:font-weight="normal" officeooo:rsid="00af90b8" style:font-style-asian="italic" style:font-weight-asian="normal" style:font-style-complex="italic" style:font-weight-complex="normal"/>
    </style:style>
    <style:style style:name="T40" style:family="text">
      <style:text-properties fo:font-style="italic" fo:font-weight="bold" officeooo:rsid="006cfc50" style:font-style-asian="italic" style:font-weight-asian="bold" style:font-style-complex="italic" style:font-weight-complex="bold"/>
    </style:style>
    <style:style style:name="T41" style:family="text">
      <style:text-properties fo:font-style="italic" fo:font-weight="bold" officeooo:rsid="00692e9f" style:font-style-asian="italic" style:font-weight-asian="bold" style:font-style-complex="italic"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582a4f" style:font-style-asian="normal" style:font-weight-asian="normal" style:font-style-complex="normal" style:font-weight-complex="normal"/>
    </style:style>
    <style:style style:name="T44" style:family="text">
      <style:text-properties fo:font-style="normal" fo:font-weight="normal" officeooo:rsid="00593d5e" style:font-style-asian="normal" style:font-weight-asian="normal" style:font-style-complex="normal" style:font-weight-complex="normal"/>
    </style:style>
    <style:style style:name="T45" style:family="text">
      <style:text-properties fo:font-style="normal" fo:font-weight="normal" officeooo:rsid="00598c95" style:font-style-asian="normal" style:font-weight-asian="normal" style:font-style-complex="normal" style:font-weight-complex="normal"/>
    </style:style>
    <style:style style:name="T46" style:family="text">
      <style:text-properties fo:font-style="normal" fo:font-weight="normal" officeooo:rsid="005ba1dc" style:font-style-asian="normal" style:font-weight-asian="normal" style:font-style-complex="normal" style:font-weight-complex="normal"/>
    </style:style>
    <style:style style:name="T47" style:family="text">
      <style:text-properties fo:font-style="normal" fo:font-weight="normal" officeooo:rsid="005c7986" style:font-style-asian="normal" style:font-weight-asian="normal" style:font-style-complex="normal" style:font-weight-complex="normal"/>
    </style:style>
    <style:style style:name="T48" style:family="text">
      <style:text-properties fo:font-style="normal" fo:font-weight="normal" officeooo:rsid="005e72e2" style:font-style-asian="normal" style:font-weight-asian="normal" style:font-style-complex="normal" style:font-weight-complex="normal"/>
    </style:style>
    <style:style style:name="T49" style:family="text">
      <style:text-properties fo:font-style="normal" fo:font-weight="normal" officeooo:rsid="0065c9ac" style:font-style-asian="normal" style:font-weight-asian="normal" style:font-style-complex="normal" style:font-weight-complex="normal"/>
    </style:style>
    <style:style style:name="T50" style:family="text">
      <style:text-properties fo:font-style="normal" fo:font-weight="normal" officeooo:rsid="0067ba37" style:font-style-asian="normal" style:font-weight-asian="normal" style:font-style-complex="normal" style:font-weight-complex="normal"/>
    </style:style>
    <style:style style:name="T51" style:family="text">
      <style:text-properties fo:font-style="normal" fo:font-weight="normal" officeooo:rsid="00692937" style:font-style-asian="normal" style:font-weight-asian="normal" style:font-style-complex="normal" style:font-weight-complex="normal"/>
    </style:style>
    <style:style style:name="T52" style:family="text">
      <style:text-properties fo:font-style="normal" fo:font-weight="normal" officeooo:rsid="006e6de2" style:font-style-asian="normal" style:font-weight-asian="normal" style:font-style-complex="normal" style:font-weight-complex="normal"/>
    </style:style>
    <style:style style:name="T53" style:family="text">
      <style:text-properties fo:font-style="normal" fo:font-weight="normal" officeooo:rsid="006feb3f" style:font-style-asian="normal" style:font-weight-asian="normal" style:font-style-complex="normal" style:font-weight-complex="normal"/>
    </style:style>
    <style:style style:name="T54" style:family="text">
      <style:text-properties fo:font-style="normal" fo:font-weight="normal" officeooo:rsid="0070ef63" style:font-style-asian="normal" style:font-weight-asian="normal" style:font-style-complex="normal" style:font-weight-complex="normal"/>
    </style:style>
    <style:style style:name="T55" style:family="text">
      <style:text-properties fo:font-style="normal" fo:font-weight="normal" officeooo:rsid="00728c25" style:font-style-asian="normal" style:font-weight-asian="normal" style:font-style-complex="normal" style:font-weight-complex="normal"/>
    </style:style>
    <style:style style:name="T56" style:family="text">
      <style:text-properties fo:font-style="normal" fo:font-weight="normal" officeooo:rsid="007479c8" style:font-style-asian="normal" style:font-weight-asian="normal" style:font-style-complex="normal" style:font-weight-complex="normal"/>
    </style:style>
    <style:style style:name="T57" style:family="text">
      <style:text-properties fo:font-style="normal" fo:font-weight="normal" officeooo:rsid="007642d5" style:font-style-asian="normal" style:font-weight-asian="normal" style:font-style-complex="normal" style:font-weight-complex="normal"/>
    </style:style>
    <style:style style:name="T58" style:family="text">
      <style:text-properties fo:font-style="normal" fo:font-weight="normal" officeooo:rsid="00781270" style:font-style-asian="normal" style:font-weight-asian="normal" style:font-style-complex="normal" style:font-weight-complex="normal"/>
    </style:style>
    <style:style style:name="T59" style:family="text">
      <style:text-properties fo:font-style="normal" fo:font-weight="normal" officeooo:rsid="00786100" style:font-style-asian="normal" style:font-weight-asian="normal" style:font-style-complex="normal" style:font-weight-complex="normal"/>
    </style:style>
    <style:style style:name="T60" style:family="text">
      <style:text-properties fo:font-style="normal" fo:font-weight="normal" officeooo:rsid="0078dff0" style:font-style-asian="normal" style:font-weight-asian="normal" style:font-style-complex="normal" style:font-weight-complex="normal"/>
    </style:style>
    <style:style style:name="T61" style:family="text">
      <style:text-properties fo:font-style="normal" fo:font-weight="normal" officeooo:rsid="007943af" style:font-style-asian="normal" style:font-weight-asian="normal" style:font-style-complex="normal" style:font-weight-complex="normal"/>
    </style:style>
    <style:style style:name="T62" style:family="text">
      <style:text-properties fo:font-style="normal" fo:font-weight="normal" officeooo:rsid="0079bc06" style:font-style-asian="normal" style:font-weight-asian="normal" style:font-style-complex="normal" style:font-weight-complex="normal"/>
    </style:style>
    <style:style style:name="T63" style:family="text">
      <style:text-properties fo:font-style="normal" fo:font-weight="normal" officeooo:rsid="007a58b5" style:font-style-asian="normal" style:font-weight-asian="normal" style:font-style-complex="normal" style:font-weight-complex="normal"/>
    </style:style>
    <style:style style:name="T64" style:family="text">
      <style:text-properties fo:font-style="normal" fo:font-weight="normal" officeooo:rsid="007c13e3" style:font-style-asian="normal" style:font-weight-asian="normal" style:font-style-complex="normal" style:font-weight-complex="normal"/>
    </style:style>
    <style:style style:name="T65" style:family="text">
      <style:text-properties fo:font-style="normal" fo:font-weight="normal" officeooo:rsid="00807971" style:font-style-asian="normal" style:font-weight-asian="normal" style:font-style-complex="normal" style:font-weight-complex="normal"/>
    </style:style>
    <style:style style:name="T66" style:family="text">
      <style:text-properties fo:font-style="normal" fo:font-weight="normal" officeooo:rsid="0082dd63" style:font-style-asian="normal" style:font-weight-asian="normal" style:font-style-complex="normal" style:font-weight-complex="normal"/>
    </style:style>
    <style:style style:name="T67" style:family="text">
      <style:text-properties fo:font-style="normal" fo:font-weight="normal" officeooo:rsid="00865a19" style:font-style-asian="normal" style:font-weight-asian="normal" style:font-style-complex="normal" style:font-weight-complex="normal"/>
    </style:style>
    <style:style style:name="T68" style:family="text">
      <style:text-properties fo:font-style="normal" fo:font-weight="normal" officeooo:rsid="0087edf1" style:font-style-asian="normal" style:font-weight-asian="normal" style:font-style-complex="normal" style:font-weight-complex="normal"/>
    </style:style>
    <style:style style:name="T69" style:family="text">
      <style:text-properties fo:font-style="normal" fo:font-weight="normal" officeooo:rsid="008bfcac" style:font-style-asian="normal" style:font-weight-asian="normal" style:font-style-complex="normal" style:font-weight-complex="normal"/>
    </style:style>
    <style:style style:name="T70" style:family="text">
      <style:text-properties fo:font-style="normal" fo:font-weight="normal" officeooo:rsid="008ccd6f" style:font-style-asian="normal" style:font-weight-asian="normal" style:font-style-complex="normal" style:font-weight-complex="normal"/>
    </style:style>
    <style:style style:name="T71" style:family="text">
      <style:text-properties fo:font-style="normal" fo:font-weight="normal" officeooo:rsid="008d4504" style:font-style-asian="normal" style:font-weight-asian="normal" style:font-style-complex="normal" style:font-weight-complex="normal"/>
    </style:style>
    <style:style style:name="T72" style:family="text">
      <style:text-properties fo:font-style="normal" fo:font-weight="normal" officeooo:rsid="00907b37" style:font-style-asian="normal" style:font-weight-asian="normal" style:font-style-complex="normal" style:font-weight-complex="normal"/>
    </style:style>
    <style:style style:name="T73" style:family="text">
      <style:text-properties fo:font-style="normal" fo:font-weight="normal" officeooo:rsid="009173e0" style:font-style-asian="normal" style:font-weight-asian="normal" style:font-style-complex="normal" style:font-weight-complex="normal"/>
    </style:style>
    <style:style style:name="T74" style:family="text">
      <style:text-properties fo:font-style="normal" fo:font-weight="normal" officeooo:rsid="00953ce7" style:font-style-asian="normal" style:font-weight-asian="normal" style:font-style-complex="normal" style:font-weight-complex="normal"/>
    </style:style>
    <style:style style:name="T75" style:family="text">
      <style:text-properties fo:font-style="normal" fo:font-weight="normal" officeooo:rsid="0096dcc3" style:font-style-asian="normal" style:font-weight-asian="normal" style:font-style-complex="normal" style:font-weight-complex="normal"/>
    </style:style>
    <style:style style:name="T76" style:family="text">
      <style:text-properties fo:font-style="normal" fo:font-weight="normal" officeooo:rsid="0098347e" style:font-style-asian="normal" style:font-weight-asian="normal" style:font-style-complex="normal" style:font-weight-complex="normal"/>
    </style:style>
    <style:style style:name="T77" style:family="text">
      <style:text-properties fo:font-style="normal" fo:font-weight="normal" officeooo:rsid="009968d0" style:font-style-asian="normal" style:font-weight-asian="normal" style:font-style-complex="normal" style:font-weight-complex="normal"/>
    </style:style>
    <style:style style:name="T78" style:family="text">
      <style:text-properties fo:font-style="normal" fo:font-weight="normal" officeooo:rsid="009b6c31" style:font-style-asian="normal" style:font-weight-asian="normal" style:font-style-complex="normal" style:font-weight-complex="normal"/>
    </style:style>
    <style:style style:name="T79" style:family="text">
      <style:text-properties fo:font-style="normal" fo:font-weight="normal" officeooo:rsid="009c1dc6" style:font-style-asian="normal" style:font-weight-asian="normal" style:font-style-complex="normal" style:font-weight-complex="normal"/>
    </style:style>
    <style:style style:name="T80" style:family="text">
      <style:text-properties fo:font-style="normal" fo:font-weight="normal" officeooo:rsid="009ce84b" style:font-style-asian="normal" style:font-weight-asian="normal" style:font-style-complex="normal" style:font-weight-complex="normal"/>
    </style:style>
    <style:style style:name="T81" style:family="text">
      <style:text-properties fo:font-style="normal" fo:font-weight="normal" officeooo:rsid="009d6b1f" style:font-style-asian="normal" style:font-weight-asian="normal" style:font-style-complex="normal" style:font-weight-complex="normal"/>
    </style:style>
    <style:style style:name="T82" style:family="text">
      <style:text-properties fo:font-style="normal" fo:font-weight="normal" officeooo:rsid="00a05dd9" style:font-style-asian="normal" style:font-weight-asian="normal" style:font-style-complex="normal" style:font-weight-complex="normal"/>
    </style:style>
    <style:style style:name="T83" style:family="text">
      <style:text-properties fo:font-style="normal" fo:font-weight="normal" officeooo:rsid="00a09232" style:font-style-asian="normal" style:font-weight-asian="normal" style:font-style-complex="normal" style:font-weight-complex="normal"/>
    </style:style>
    <style:style style:name="T84" style:family="text">
      <style:text-properties fo:font-style="normal" fo:font-weight="normal" officeooo:rsid="00a32083" style:font-style-asian="normal" style:font-weight-asian="normal" style:font-style-complex="normal" style:font-weight-complex="normal"/>
    </style:style>
    <style:style style:name="T85" style:family="text">
      <style:text-properties fo:font-style="normal" fo:font-weight="normal" officeooo:rsid="00a4c380" style:font-style-asian="normal" style:font-weight-asian="normal" style:font-style-complex="normal" style:font-weight-complex="normal"/>
    </style:style>
    <style:style style:name="T86" style:family="text">
      <style:text-properties fo:font-style="normal" fo:font-weight="normal" officeooo:rsid="00a4f272" style:font-style-asian="normal" style:font-weight-asian="normal" style:font-style-complex="normal" style:font-weight-complex="normal"/>
    </style:style>
    <style:style style:name="T87" style:family="text">
      <style:text-properties fo:font-style="normal" fo:font-weight="normal" officeooo:rsid="00a7fe33" style:font-style-asian="normal" style:font-weight-asian="normal" style:font-style-complex="normal" style:font-weight-complex="normal"/>
    </style:style>
    <style:style style:name="T88" style:family="text">
      <style:text-properties fo:font-style="normal" fo:font-weight="normal" officeooo:rsid="00a8d03c" style:font-style-asian="normal" style:font-weight-asian="normal" style:font-style-complex="normal" style:font-weight-complex="normal"/>
    </style:style>
    <style:style style:name="T89" style:family="text">
      <style:text-properties fo:font-style="normal" fo:font-weight="normal" officeooo:rsid="00a90a80" style:font-style-asian="normal" style:font-weight-asian="normal" style:font-style-complex="normal" style:font-weight-complex="normal"/>
    </style:style>
    <style:style style:name="T90" style:family="text">
      <style:text-properties fo:font-style="normal" fo:font-weight="normal" officeooo:rsid="00a973ea" style:font-style-asian="normal" style:font-weight-asian="normal" style:font-style-complex="normal" style:font-weight-complex="normal"/>
    </style:style>
    <style:style style:name="T91" style:family="text">
      <style:text-properties fo:font-style="normal" fo:font-weight="normal" officeooo:rsid="00aaa638" style:font-style-asian="normal" style:font-weight-asian="normal" style:font-style-complex="normal" style:font-weight-complex="normal"/>
    </style:style>
    <style:style style:name="T92" style:family="text">
      <style:text-properties fo:font-style="normal" fo:font-weight="normal" officeooo:rsid="00accf8c" style:font-style-asian="normal" style:font-weight-asian="normal" style:font-style-complex="normal" style:font-weight-complex="normal"/>
    </style:style>
    <style:style style:name="T93" style:family="text">
      <style:text-properties fo:font-style="normal" fo:font-weight="normal" officeooo:rsid="00ad0d03" style:font-style-asian="normal" style:font-weight-asian="normal" style:font-style-complex="normal" style:font-weight-complex="normal"/>
    </style:style>
    <style:style style:name="T94" style:family="text">
      <style:text-properties fo:font-style="normal" fo:font-weight="normal" officeooo:rsid="00aef871" style:font-style-asian="normal" style:font-weight-asian="normal" style:font-style-complex="normal" style:font-weight-complex="normal"/>
    </style:style>
    <style:style style:name="T95" style:family="text">
      <style:text-properties fo:font-style="normal" fo:font-weight="normal" officeooo:rsid="00af6896" style:font-style-asian="normal" style:font-weight-asian="normal" style:font-style-complex="normal" style:font-weight-complex="normal"/>
    </style:style>
    <style:style style:name="T96" style:family="text">
      <style:text-properties fo:font-style="normal" fo:font-weight="normal" officeooo:rsid="00af90b8" style:font-style-asian="normal" style:font-weight-asian="normal" style:font-style-complex="normal" style:font-weight-complex="normal"/>
    </style:style>
    <style:style style:name="T97" style:family="text">
      <style:text-properties fo:font-style="normal" fo:font-weight="normal" officeooo:rsid="00b2eac9" style:font-style-asian="normal" style:font-weight-asian="normal" style:font-style-complex="normal" style:font-weight-complex="normal"/>
    </style:style>
    <style:style style:name="T98" style:family="text">
      <style:text-properties fo:font-style="normal" fo:font-weight="normal" officeooo:rsid="00b5996b" style:font-style-asian="normal" style:font-weight-asian="normal" style:font-style-complex="normal" style:font-weight-complex="normal"/>
    </style:style>
    <style:style style:name="T99" style:family="text">
      <style:text-properties fo:font-style="normal" fo:font-weight="normal" officeooo:rsid="00b8075a" style:font-style-asian="normal" style:font-weight-asian="normal" style:font-style-complex="normal" style:font-weight-complex="normal"/>
    </style:style>
    <style:style style:name="T100" style:family="text">
      <style:text-properties fo:font-style="normal" fo:font-weight="normal" officeooo:rsid="00b9e64b" style:font-style-asian="normal" style:font-weight-asian="normal" style:font-style-complex="normal" style:font-weight-complex="normal"/>
    </style:style>
    <style:style style:name="T101" style:family="text">
      <style:text-properties fo:font-style="normal" fo:font-weight="normal" officeooo:rsid="00ba6095" style:font-style-asian="normal" style:font-weight-asian="normal" style:font-style-complex="normal" style:font-weight-complex="normal"/>
    </style:style>
    <style:style style:name="T102" style:family="text">
      <style:text-properties fo:font-style="normal" fo:font-weight="normal" officeooo:rsid="00bace44" style:font-style-asian="normal" style:font-weight-asian="normal" style:font-style-complex="normal" style:font-weight-complex="normal"/>
    </style:style>
    <style:style style:name="T103" style:family="text">
      <style:text-properties fo:font-style="normal" fo:font-weight="normal" officeooo:rsid="00bc03f5" style:font-style-asian="normal" style:font-weight-asian="normal" style:font-style-complex="normal" style:font-weight-complex="normal"/>
    </style:style>
    <style:style style:name="T104" style:family="text">
      <style:text-properties fo:font-style="normal" fo:font-weight="normal" officeooo:rsid="00bd741e" style:font-style-asian="normal" style:font-weight-asian="normal" style:font-style-complex="normal" style:font-weight-complex="normal"/>
    </style:style>
    <style:style style:name="T105" style:family="text">
      <style:text-properties fo:font-style="normal" fo:font-weight="normal" officeooo:rsid="00bf1a91" style:font-style-asian="normal" style:font-weight-asian="normal" style:font-style-complex="normal" style:font-weight-complex="normal"/>
    </style:style>
    <style:style style:name="T106" style:family="text">
      <style:text-properties fo:font-style="normal" fo:font-weight="normal" officeooo:rsid="00bf778d" style:font-style-asian="normal" style:font-weight-asian="normal" style:font-style-complex="normal" style:font-weight-complex="normal"/>
    </style:style>
    <style:style style:name="T107" style:family="text">
      <style:text-properties fo:font-style="normal" fo:font-weight="normal" officeooo:rsid="00c13993" style:font-style-asian="normal" style:font-weight-asian="normal" style:font-style-complex="normal" style:font-weight-complex="normal"/>
    </style:style>
    <style:style style:name="T108" style:family="text">
      <style:text-properties fo:font-style="normal" fo:font-weight="normal" officeooo:rsid="00c45a23" style:font-style-asian="normal" style:font-weight-asian="normal" style:font-style-complex="normal" style:font-weight-complex="normal"/>
    </style:style>
    <style:style style:name="T109" style:family="text">
      <style:text-properties fo:font-style="normal" fo:font-weight="bold" officeooo:rsid="009ce84b" style:font-style-asian="normal" style:font-weight-asian="bold" style:font-style-complex="normal" style:font-weight-complex="bold"/>
    </style:style>
    <style:style style:name="T110" style:family="text">
      <style:text-properties fo:font-style="normal" fo:font-weight="bold" officeooo:rsid="00a09232" style:font-style-asian="normal" style:font-weight-asian="bold" style:font-style-complex="normal" style:font-weight-complex="bold"/>
    </style:style>
    <style:style style:name="T111" style:family="text">
      <style:text-properties fo:font-style="normal" fo:font-weight="bold" officeooo:rsid="00b8075a" style:font-style-asian="normal" style:font-weight-asian="bold"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Panama stood over the railing on top a balcony overlooking the Myriad City, watching as birds, cats, dogs, and all manner of life co-inhabited the streets. They shopped, worked, and ate – all together. It was a pleasing sight for him: peace, cooperation, and happiness, but his fellow onlooker – the supreme commander Volk – seemed disgruntled.</text:span></text:p>
      <text:p text:style-name="P3">&lt;TRANSLATE <text:span text:style-name="T3">PANAMA ONLY – PRETEND ITS SPANISH FOR NOW KEK</text:span>&gt;</text:p>
      <text:p text:style-name="P1"><text:tab/>“<text:span text:style-name="T2">Why did you call me here, sir? Need a stargazing partner?” Panama joked, Cyrus leaning forward in his chair as he realized he’d be needed to translate again, loudly reciting the query in the commander’s native tongue. It was a full moon, and the parrot felt himself eerily drawn towards the pale light of the lunar body.</text:span></text:p>
      <text:p text:style-name="P1"><text:tab/>“<text:span text:style-name="T4">It’s sad, isn’t it? That all these peoples are forced to cooperate and withstand one-another?”</text:span></text:p>
      <text:p text:style-name="P1"><text:tab/>“<text:span text:style-name="T5">They seem happy enough to me.”</text:span></text:p>
      <text:p text:style-name="P1"><text:tab/>“<text:span text:style-name="T5">Are they? Look closer at the streets where your optimism shields you from the truth, Panama, and see this city for what it is: discord,” said Volk, reaching his vulture’s talon and pointing down at a small group marching down a road.</text:span></text:p>
      <text:p text:style-name="P1"><text:tab/>“<text:span text:style-name="T6">Hm? It’s a parade of mice ; it must be a holiday of theirs. Day of their peace with the felines perhaps?”</text:span></text:p>
      <text:p text:style-name="P2"><text:tab/>“<text:span text:style-name="T7">Come now, use those special avian eyes of yours and see the writing on the signs, the marking on their bodies!” Volk commanded. Panama obeyed, leaning over and nearly losing his balance as his cast-enclosed foot somewhat gave out on him. The signs were various pleas all in the same vein: “Free us from the avian-feline DICKtatorship!”,“My brood-mother didn’t die for me to make out with a panther!”, “Let us be free on our</text:span><text:span text:style-name="T8"> </text:span><text:span text:style-name="T9">own</text:span><text:span text:style-name="T10"> terms!”, </text:span><text:span text:style-name="T11">and more. </text:span><text:span text:style-name="T12">Most of the protesters wore blood-stained garments or proudly shown their scars.</text:span></text:p>
      <text:p text:style-name="P2"><text:span text:style-name="T12"><text:tab/></text:span><text:span text:style-name="T13">Panama said nothing, but instead began violently throwing off his armor, beginning to flutter his wings intermittently. </text:span><text:span text:style-name="T14">Volk took a few steps back in bewilderment, backing up against the other corner of the balcony. </text:span><text:span text:style-name="T15">Cyrus, however, in anticipation of his friend’s actions, </text:span><text:span text:style-name="T16">stood up and </text:span><text:span text:style-name="T17">dashed forward to </text:span><text:soft-page-break/><text:span text:style-name="T17">wrap his wings around Panama to stop him just before he dove off into the sky. “</text:span><text:span text:style-name="T18">Whoa there, pardner, where you think you’re goin</text:span><text:span text:style-name="T19">’? ‘specially on that leg a yours. </text:span><text:span text:style-name="T20">Whatever self-righteous crusade you’re planning, it’ll at least have to wait until you aren’t working with fractured marrow, boy.”</text:span></text:p>
      <text:p text:style-name="P2"><text:span text:style-name="T13"><text:tab/>“</text:span><text:span text:style-name="T21">Your friend is right. I myself have struggled with this tragedy, this...inevitable truth that life refuses to coexist with itself... </text:span><text:span text:style-name="T24">u</text:span><text:span text:style-name="T21">ntil now. </text:span><text:span text:style-name="T24">N</text:span><text:span text:style-name="T21">ow - I’ve come to embrace the competition – the incompatibilities – the grand struggle of animal against animal that was so long ago appreciated as the natural order, Panama. </text:span><text:span text:style-name="T22">You are a bird of righteous valor, aren’t you? </text:span><text:span text:style-name="T23">You must realize the only way to cull the great conflict is to accelerate its burnout.”</text:span></text:p>
      <text:p text:style-name="P2"><text:span text:style-name="T23"><text:tab/>“</text:span><text:span text:style-name="T25">I am…” </text:span><text:span text:style-name="T26">Panama felt himself begin to lose his trail of thought as </text:span><text:span text:style-name="T27">Volk suddenly stepped forward, gently setting his talons upon both his fellow birds and looking into the crow’s eyes with a warm glare. </text:span><text:span text:style-name="T28">After but a moment, however, </text:span><text:span text:style-name="T29">Panama blinked, and he </text:span><text:span text:style-name="T30">salvaged himself. “</text:span><text:span text:style-name="T31">I am a crow of conscience, and a </text:span><text:span text:style-name="T32">bastion for the principle of a free world, including the freedom to live together happily and safely, </text:span><text:span text:style-name="T33">sir</text:span><text:span text:style-name="T43">. </text:span><text:span text:style-name="T44">These mice you show to me – they are but a drop of hatred remaining from the sea that once washed over our kinds – a sea that I shan’t allow to return,” Panama asserted confidently, </text:span><text:span text:style-name="T45">gently pushing away the general’s grasp and </text:span><text:span text:style-name="T46">grabbing a dazed-looking Cyrus away, </text:span><text:span text:style-name="T47">leaving Volk with a small </text:span><text:span text:style-name="T48">tooth-filled </text:span><text:span text:style-name="T47">smirk on his face shining in the moonlight.</text:span></text:p>
      <text:p text:style-name="P4"><text:span text:style-name="T47">[</text:span><text:span text:style-name="T42">line break]</text:span></text:p>
      <text:p text:style-name="P4"><text:span text:style-name="T42"><text:tab/></text:span><text:span text:style-name="T49">Gwendolyn </text:span><text:span text:style-name="T50">drew back her armored sat sweating to death in her neglected armor, trying to communicate with a distressed Twinleaf </text:span><text:span text:style-name="T51">via telegram.</text:span></text:p>
      <text:p text:style-name="P4"><text:span text:style-name="T51"><text:tab/></text:span><text:span text:style-name="T34">What do you mean you can’t find her? Those murderers storm your grounds</text:span><text:span text:style-name="T41"> </text:span><text:span text:style-name="T40">and</text:span><text:span text:style-name="T41"> </text:span><text:span text:style-name="T34">you lose my niece? </text:span><text:span text:style-name="T35">I’ll pull whatever string necessary to g</text:span><text:span text:style-name="T36">et the entire army of Unidad at your doorstep.</text:span></text:p>
      <text:p text:style-name="P4"><text:span text:style-name="T52"><text:tab/></text:span><text:span text:style-name="T53">The hen sighed angrily in frustration, </text:span><text:span text:style-name="T54">typing out a reply.</text:span></text:p>
      <text:p text:style-name="P4"><text:span text:style-name="T54"><text:tab/></text:span><text:span text:style-name="T37">I’m sure you would, but that would only complicate matters, you must realize, and our common enemy would only grow more suspicious of the circumstances. Neither of us can afford Leora to fall into their clutches.</text:span></text:p>
      <text:p text:style-name="P4"><text:soft-page-break/><text:span text:style-name="T54"><text:tab/></text:span><text:span text:style-name="T55">A few moments passed, and another reply came through.</text:span></text:p>
      <text:p text:style-name="P4"><text:span text:style-name="T55"><text:tab/></text:span><text:span text:style-name="T38">You have until tomorrow to tell me there’s been progress – or I’ll do what I must. Find my niece...please.</text:span></text:p>
      <text:p text:style-name="P4"><text:span text:style-name="T56"><text:tab/></text:span><text:span text:style-name="T57">Gwen stepped out of the office, </text:span><text:span text:style-name="T58">moving to take her seat back at the main dining table, </text:span><text:span text:style-name="T59">accompanied by the impromptu council she had built hastily to help repel the invaders </text:span><text:span text:style-name="T60">in the absence of her lord.</text:span></text:p>
      <text:p text:style-name="P4"><text:span text:style-name="T60"><text:tab/>“</text:span><text:span text:style-name="T61">Milady, the</text:span><text:span text:style-name="T62">y seem </text:span><text:span text:style-name="T87">slow to advance, more concerned with scavenging</text:span><text:span text:style-name="T62">. </text:span><text:span text:style-name="T87">Did they come short of supplies?</text:span><text:span text:style-name="T63">” asked a </text:span><text:span text:style-name="T64">wolf at the table.</text:span></text:p>
      <text:p text:style-name="P4"><text:span text:style-name="T64"><text:tab/>“</text:span><text:span text:style-name="T65">Perhaps they’re looking for our friend?” chimed in a</text:span><text:span text:style-name="T68">n ascending</text:span><text:span text:style-name="T65"> voice from downstairs </text:span><text:span text:style-name="T67">with an unmistakable coyness.</text:span></text:p>
      <text:p text:style-name="P4"><text:span text:style-name="T65"><text:tab/>“</text:span><text:span text:style-name="T66">Althea? Where in heaven have you been?” questioned Gwendolyn as the doctor made her appearance, </text:span><text:span text:style-name="T69">casually playing with her tail. </text:span><text:span text:style-name="T70">Tia sauntered forward and took her seat opposite Gwen at the table, </text:span><text:span text:style-name="T71">her lab-coat noticeably blackened. </text:span><text:span text:style-name="T72">The hen opened her beak to begin to ask again, before Tia interrupted.</text:span></text:p>
      <text:p text:style-name="P4"><text:span text:style-name="T72"><text:tab/>“</text:span><text:span text:style-name="T73">Oh, you know, </text:span><text:span text:style-name="T78">the usual skulking about.</text:span><text:span text:style-name="T74"> But of course – I had to answer all your prayers at some point,” she sneered </text:span><text:span text:style-name="T75">sarcastically, </text:span><text:span text:style-name="T76">getting up once more and throwing her coat </text:span><text:span text:style-name="T77">off. “</text:span><text:span text:style-name="T79">So. Where’s Leora? </text:span><text:span text:style-name="T80">I’ve been looking all over for her while </text:span><text:span text:style-name="T109">you</text:span><text:span text:style-name="T80"> wage your silly little war, oh great hen of the roost,</text:span><text:span text:style-name="T79">” </text:span><text:span text:style-name="T81">Tia chided.</text:span></text:p>
      <text:p text:style-name="P4"><text:span text:style-name="T81"><text:tab/>“</text:span><text:span text:style-name="T82">Doctor, your sense of deprecating humor is </text:span><text:span text:style-name="T110">especially</text:span><text:span text:style-name="T83"> unappreciated at this moment,” </text:span><text:span text:style-name="T84">retorted Gwendolyn.</text:span></text:p>
      <text:p text:style-name="P4"><text:span text:style-name="T84"><text:tab/>“</text:span><text:span text:style-name="T85">Who’s this girl?” inquired the wolf, sparking a look of frightful realization from Gwen and a smirk from </text:span><text:span text:style-name="T86">Tia.</text:span></text:p>
      <text:p text:style-name="P4"><text:span text:style-name="T86"><text:tab/>“</text:span><text:span text:style-name="T88">Oh, you’ve not introduced anyone else to our esteemed guest? For shame, milady. </text:span><text:span text:style-name="T89">Well, you </text:span><text:span text:style-name="T90">all will</text:span><text:span text:style-name="T89"> be pleased to know there isn’t li</text:span><text:span text:style-name="T91">kely to be much carnage. We, it seems, are harboring a fugitive, and so long as we continue to possess her, </text:span><text:span text:style-name="T92">they can’t dare risk her being ‘</text:span><text:span text:style-name="T93">lost.’”</text:span></text:p>
      <text:p text:style-name="P4"><text:soft-page-break/><text:span text:style-name="T93"><text:tab/>“</text:span><text:span text:style-name="T94">You have no right to reveal the existence of </text:span><text:span text:style-name="T95">milord’s secrets!” objected the hen, squawking.</text:span></text:p>
      <text:p text:style-name="P4"><text:span text:style-name="T95"><text:tab/>“</text:span><text:span text:style-name="T96">And </text:span><text:span text:style-name="T39">you</text:span><text:span text:style-name="T96"> have no right to ask these soldiers to sacrifice their lives for someone they didn’t even know existed</text:span><text:span text:style-name="T97">,</text:span><text:span text:style-name="T96">” </text:span><text:span text:style-name="T97">Tia </text:span><text:span text:style-name="T98">replied. “</text:span><text:span text:style-name="T99">Ladies and gentlemen, we are harboring a fugitive from before there </text:span><text:span text:style-name="T111">were</text:span><text:span text:style-name="T99"> two major </text:span><text:span text:style-name="T100">factions</text:span><text:span text:style-name="T99">, as long ago as that must now seem. </text:span><text:span text:style-name="T101">These scoundrels have </text:span><text:span text:style-name="T102">dared to trounce on our independence and demand that we abide by their foreign interests. Do not chastise Gwen, our lady of the house in this time of crisis, but instead we must accept that she is but like all of us: </text:span><text:span text:style-name="T103">a fallible animal who made a mistake in judgment obviously trying to protect our hidden away refugee </text:span><text:span text:style-name="T105">from the invaders</text:span><text:span text:style-name="T103">,” she said, turning back to Gwen with a hint of </text:span><text:span text:style-name="T104">smug satisfaction.</text:span></text:p>
      <text:p text:style-name="P4"><text:span text:style-name="T104"><text:tab/></text:span><text:span text:style-name="T107">[line break]</text:span></text:p>
      <text:p text:style-name="P4"><text:span text:style-name="T107"><text:tab/></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7T15:47:51.070654533</meta:creation-date>
    <dc:date>2020-04-20T13:26:17.152093036</dc:date>
    <meta:editing-duration>PT12H45M16S</meta:editing-duration>
    <meta:editing-cycles>180</meta:editing-cycles>
    <meta:generator>LibreOffice/6.3.5.2$Linux_X86_64 LibreOffice_project/30$Build-2</meta:generator>
    <meta:document-statistic meta:table-count="0" meta:image-count="0" meta:object-count="0" meta:page-count="4" meta:paragraph-count="30" meta:word-count="1136" meta:character-count="6655" meta:non-whitespace-character-count="5510"/>
  </office:meta>
</office:document-meta>
</file>